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padding="0.074cm" fo:border-left="none" fo:border-right="none" fo:border-top="none" fo:border-bottom="0.06pt solid #000000" style:join-border="false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DAA ASSIGNMENT NO: 4 <text:s/>(MATRIX CHAIN MULTIPLICATION <text:s/>RECURSSION VS DP)</text:p>
      <text:p text:style-name="Standard">IPG2012086 – Sunny Singh</text:p>
      <text:p text:style-name="Standard"/>
      <text:p text:style-name="P1">*RECURSSION TIME COMPLEXITY O(3^n)</text:p>
      <text:p text:style-name="Standard">///////////////////////////////////////////////////////////////</text:p>
      <text:p text:style-name="Standard">Enter the No of Matrices</text:p>
      <text:p text:style-name="Standard">5</text:p>
      <text:p text:style-name="Standard">Enter the Matrix Chain</text:p>
      <text:p text:style-name="Standard">10 20 5 30 12 10</text:p>
      <text:p text:style-name="Standard">Choose the Method 1.Recurssion 2.DP</text:p>
      <text:p text:style-name="Standard">1</text:p>
      <text:p text:style-name="Standard">Min Cost : 3900</text:p>
      <text:p text:style-name="Standard">((M1 M2 )((M3 M4 )M5 ))</text:p>
      <text:p text:style-name="Standard"></text:p>
      <text:p text:style-name="Standard">real<text:tab/>0m12.171s</text:p>
      <text:p text:style-name="P1">user<text:tab/>0m0.004s</text:p>
      <text:p text:style-name="Standard">sys<text:tab/>0m0.000s</text:p>
      <text:p text:style-name="Standard">--------------------------------------------------------------------</text:p>
      <text:p text:style-name="Standard">Enter the No of Matrices</text:p>
      <text:p text:style-name="Standard">15</text:p>
      <text:p text:style-name="Standard">Enter the Matrix Chain</text:p>
      <text:p text:style-name="Standard">21 36 32 42 25 44 25 40 50 43 22 44 34 44 42 32</text:p>
      <text:p text:style-name="Standard">Choose the Method 1.Recurssion 2.DP</text:p>
      <text:p text:style-name="Standard">1</text:p>
      <text:p text:style-name="Standard">Min Cost : 387009</text:p>
      <text:p text:style-name="Standard">(((((((((M1 M2 )M3 )M4 )(M5 M6 ))(M7 (M8 (M9 M10 ))))(M11 M12 ))M13 )M14 )M15 )</text:p>
      <text:p text:style-name="Standard"></text:p>
      <text:p text:style-name="Standard">real<text:tab/>1m10.286s</text:p>
      <text:p text:style-name="Standard"><text:span text:style-name="T1">user<text:tab/>0m0.080s</text:span></text:p>
      <text:p text:style-name="Standard">sys<text:tab/>0m0.000s</text:p>
      <text:p text:style-name="P2"/>
      <text:p text:style-name="Standard"/>
      <text:p text:style-name="Standard"/>
      <text:p text:style-name="Standard"/>
      <text:p text:style-name="Standard">Enter the No of Matrices</text:p>
      <text:p text:style-name="Standard">30</text:p>
      <text:p text:style-name="Standard">Enter the Matrix Chain</text:p>
      <text:p text:style-name="Standard">30 24 32 44 25 49 24 42 50 32 44 45 39 21 24 34 47 37 46 31 49 43 32 42 46 20 46 23 40 35 25</text:p>
      <text:p text:style-name="Standard">Choose the Method 1.Recurssion 2.DP</text:p>
      <text:p text:style-name="Standard">1</text:p>
      <text:p text:style-name="Standard">Enter DP</text:p>
      <text:p text:style-name="Standard">Min Cost : 755965</text:p>
      <text:p text:style-name="Standard">((M1 (M2 (M3 (M4 ((M5 M6 )(M7 (M8 (M9 (M10 (M11 (M12 (M13 (M14 (M15 (M16 (M17 (M18 (M19 (M20 (M21 (M22 (M23 (M24 M25 )))))))))))))))))))))))((M26 M27 )((M28 M29 )M30 )))</text:p>
      <text:p text:style-name="Standard"></text:p>
      <text:p text:style-name="Standard">real<text:tab/>9m22.042s</text:p>
      <text:p text:style-name="Standard"><text:span text:style-name="T1">user<text:tab/>9m12.840s</text:span> <text:s/>--<text:span text:style-name="T1"> Had to Kill the process <text:s/></text:span></text:p>
      <text:p text:style-name="Standard">sys<text:tab/>0m0.000s</text:p>
      <text:p text:style-name="Standard"/>
      <text:p text:style-name="Standard"/>
      <text:p text:style-name="Standard"><text:soft-page-break/></text:p>
      <text:p text:style-name="P1">*DP <text:s/>TIME COMPLEXITY O(n^2)</text:p>
      <text:p text:style-name="P1">/////////////////////////////////////////////////////////////////////////////</text:p>
      <text:p text:style-name="Standard">--------------------------------------------------------------------------------------------------------------</text:p>
      <text:p text:style-name="Standard">Enter the No of Matrices</text:p>
      <text:p text:style-name="Standard">5</text:p>
      <text:p text:style-name="Standard">Enter the Matrix Chain</text:p>
      <text:p text:style-name="Standard">10 20 5 30 12 10</text:p>
      <text:p text:style-name="Standard">Choose the Method 1.Recurssion 2.DP</text:p>
      <text:p text:style-name="Standard">2</text:p>
      <text:p text:style-name="Standard">Enter DP</text:p>
      <text:p text:style-name="Standard">Min Cost : 3900</text:p>
      <text:p text:style-name="Standard">((M1 M2 )((M3 M4 )M5 ))</text:p>
      <text:p text:style-name="Standard"></text:p>
      <text:p text:style-name="Standard">real<text:tab/>0m13.521s</text:p>
      <text:p text:style-name="P1">user<text:tab/>0m0.000s</text:p>
      <text:p text:style-name="Standard">sys<text:tab/>0m0.004s</text:p>
      <text:p text:style-name="P2"/>
      <text:p text:style-name="Standard">Enter the No of Matrices</text:p>
      <text:p text:style-name="Standard">15</text:p>
      <text:p text:style-name="Standard">Enter the Matrix Chain</text:p>
      <text:p text:style-name="Standard">21 36 32 42 25 44 25 40 50 43 22 44 34 44 42 32</text:p>
      <text:p text:style-name="Standard">Choose the Method 1.Recurssion 2.DP</text:p>
      <text:p text:style-name="Standard">2</text:p>
      <text:p text:style-name="Standard">Min Cost : 387009</text:p>
      <text:p text:style-name="Standard">(((((((((M1 M2 )M3 )M4 )(M5 M6 ))(M7 (M8 (M9 M10 ))))(M11 M12 ))M13 )M14 )M15 )</text:p>
      <text:p text:style-name="Standard"></text:p>
      <text:p text:style-name="Standard">real<text:tab/>1m10.286s</text:p>
      <text:p text:style-name="Standard"><text:span text:style-name="T1">user<text:tab/>0m0.000s</text:span></text:p>
      <text:p text:style-name="P2">sys<text:tab/>0m0.000s</text:p>
      <text:p text:style-name="Standard"/>
      <text:p text:style-name="Standard">Enter the No of Matrices</text:p>
      <text:p text:style-name="Standard">30</text:p>
      <text:p text:style-name="Standard">Enter the Matrix Chain</text:p>
      <text:p text:style-name="Standard">30 24 32 44 25 49 24 42 50 32 44 45 39 21 24 34 47 37 46 31 49 43 32 42 46 20 46 23 40 35 25</text:p>
      <text:p text:style-name="Standard">Choose the Method 1.Recurssion 2.DP</text:p>
      <text:p text:style-name="Standard">2</text:p>
      <text:p text:style-name="Standard">Enter DP</text:p>
      <text:p text:style-name="Standard">Min Cost : 755965</text:p>
      <text:p text:style-name="Standard">((M1 (M2 (M3 (M4 ((M5 M6 )(M7 (M8 (M9 (M10 (M11 (M12 (M13 (M14 (M15 (M16 (M17 (M18 (M19 (M20 (M21 (M22 (M23 (M24 M25 )))))))))))))))))))))))((M26 M27 )((M28 M29 )M30 )))</text:p>
      <text:p text:style-name="Standard"></text:p>
      <text:p text:style-name="Standard">real<text:tab/>0m8.590s</text:p>
      <text:p text:style-name="P1">user<text:tab/>0m0.000s</text:p>
      <text:p text:style-name="Standard">sys<text:tab/>0m0.004s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nny </meta:initial-creator>
    <meta:creation-date>2014-09-16T04:38:43</meta:creation-date>
    <dc:date>2014-09-16T05:14:49</dc:date>
    <dc:creator>sunny </dc:creator>
    <meta:editing-duration>PT51S</meta:editing-duration>
    <meta:editing-cycles>1</meta:editing-cycles>
    <meta:document-statistic meta:table-count="0" meta:image-count="0" meta:object-count="0" meta:page-count="2" meta:paragraph-count="83" meta:word-count="406" meta:character-count="2373" meta:non-whitespace-character-count="1877"/>
    <meta:generator>LibreOffice/3.5$Linux_x86 LibreOffice_project/350m1$Build-2</meta:generator>
  </office:meta>
</office:document-meta>
</file>